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áboa1" style:family="table">
      <style:table-properties style:width="17cm" table:align="margins"/>
    </style:style>
    <style:style style:name="Táboa1.A" style:family="table-column">
      <style:table-column-properties style:column-width="6.592cm" style:rel-column-width="25410*"/>
    </style:style>
    <style:style style:name="Táboa1.B" style:family="table-column">
      <style:table-column-properties style:column-width="10.409cm" style:rel-column-width="40125*"/>
    </style:style>
    <style:style style:name="Táboa1.A1" style:family="table-cell">
      <style:table-cell-properties fo:background-color="#b2b2b2" fo:padding="0.097cm" fo:border-left="0.5pt solid #000000" fo:border-right="none" fo:border-top="0.5pt solid #000000" fo:border-bottom="0.5pt solid #000000">
        <style:background-image/>
      </style:table-cell-properties>
    </style:style>
    <style:style style:name="Táboa1.B1" style:family="table-cell">
      <style:table-cell-properties fo:background-color="#b2b2b2" fo:padding="0.097cm" fo:border="0.5pt solid #000000">
        <style:background-image/>
      </style:table-cell-properties>
    </style:style>
    <style:style style:name="Táboa1.A2" style:family="table-cell">
      <style:table-cell-properties fo:padding="0.097cm" fo:border-left="0.5pt solid #000000" fo:border-right="none" fo:border-top="none" fo:border-bottom="0.5pt solid #000000"/>
    </style:style>
    <style:style style:name="Táboa1.B2" style:family="table-cell">
      <style:table-cell-properties fo:padding="0.097cm" fo:border-left="0.5pt solid #000000" fo:border-right="0.5pt solid #000000" fo:border-top="none" fo:border-bottom="0.5pt solid #000000"/>
    </style:style>
    <style:style style:name="Táboa1.A3" style:family="table-cell">
      <style:table-cell-properties fo:padding="0.097cm" fo:border-left="0.5pt solid #000000" fo:border-right="none" fo:border-top="none" fo:border-bottom="0.5pt solid #000000"/>
    </style:style>
    <style:style style:name="Táboa1.B3" style:family="table-cell">
      <style:table-cell-properties fo:padding="0.097cm" fo:border-left="0.5pt solid #000000" fo:border-right="0.5pt solid #000000" fo:border-top="none" fo:border-bottom="0.5pt solid #000000"/>
    </style:style>
    <style:style style:name="Táboa1.A4" style:family="table-cell">
      <style:table-cell-properties fo:padding="0.097cm" fo:border-left="0.5pt solid #000000" fo:border-right="none" fo:border-top="none" fo:border-bottom="0.5pt solid #000000"/>
    </style:style>
    <style:style style:name="Táboa1.B4" style:family="table-cell">
      <style:table-cell-properties fo:padding="0.097cm" fo:border-left="0.5pt solid #000000" fo:border-right="0.5pt solid #000000" fo:border-top="none" fo:border-bottom="0.5pt solid #000000"/>
    </style:style>
    <style:style style:name="Táboa1.A5" style:family="table-cell">
      <style:table-cell-properties fo:padding="0.097cm" fo:border-left="0.5pt solid #000000" fo:border-right="none" fo:border-top="none" fo:border-bottom="0.5pt solid #000000"/>
    </style:style>
    <style:style style:name="Táboa1.B5" style:family="table-cell">
      <style:table-cell-properties fo:padding="0.097cm" fo:border-left="0.5pt solid #000000" fo:border-right="0.5pt solid #000000" fo:border-top="none" fo:border-bottom="0.5pt solid #000000"/>
    </style:style>
    <style:style style:name="Táboa1.6" style:family="table-row">
      <style:table-row-properties style:min-row-height="0.228cm"/>
    </style:style>
    <style:style style:name="Táboa1.A6" style:family="table-cell">
      <style:table-cell-properties fo:padding="0.097cm" fo:border-left="0.5pt solid #000000" fo:border-right="none" fo:border-top="none" fo:border-bottom="0.5pt solid #000000"/>
    </style:style>
    <style:style style:name="Táboa1.B6" style:family="table-cell">
      <style:table-cell-properties fo:padding="0.097cm" fo:border-left="0.5pt solid #000000" fo:border-right="0.5pt solid #000000" fo:border-top="none" fo:border-bottom="0.5pt solid #000000"/>
    </style:style>
    <style:style style:name="P1" style:family="paragraph" style:parent-style-name="Text_20_body" style:master-page-name="First_20_Page">
      <style:paragraph-properties fo:margin-left="0cm" fo:margin-right="0cm" fo:text-indent="0cm" style:auto-text-indent="false" style:page-number="auto"/>
      <style:text-properties style:font-name="Arial"/>
    </style:style>
    <style:style style:name="P2" style:family="paragraph" style:parent-style-name="Text_20_body">
      <style:paragraph-properties fo:margin-left="0cm" fo:margin-right="0cm" fo:text-indent="0cm" style:auto-text-indent="false"/>
      <style:text-properties style:font-name="Arial"/>
    </style:style>
    <style:style style:name="P3" style:family="paragraph">
      <loext:graphic-properties draw:fill="none" draw:fill-color="#ffffff"/>
      <style:text-properties style:font-name="Arial" fo:font-size="26pt" style:font-size-asian="26pt" style:font-size-complex="26pt"/>
    </style:style>
    <style:style style:name="P4" style:family="paragraph">
      <loext:graphic-properties draw:fill="none" draw:fill-color="#ffffff"/>
    </style:style>
    <style:style style:name="P5" style:family="paragraph" style:parent-style-name="Contents_20_Heading" style:master-page-name="Standard">
      <style:paragraph-properties style:page-number="2"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Heading_20_1">
      <style:paragraph-properties fo:text-align="center" style:justify-single-word="false" fo:break-before="page"/>
    </style:style>
    <style:style style:name="P10" style:family="paragraph" style:parent-style-name="Standard">
      <style:text-properties style:font-name="Arial"/>
    </style:style>
    <style:style style:name="P11" style:family="paragraph" style:parent-style-name="Heading_20_3">
      <style:paragraph-properties fo:keep-with-next="always"/>
      <style:text-properties style:font-name="Arial"/>
    </style:style>
    <style:style style:name="P12" style:family="paragraph" style:parent-style-name="Text_20_body">
      <style:text-properties style:font-name="Arial" officeooo:rsid="002a841d" officeooo:paragraph-rsid="002a841d"/>
    </style:style>
    <style:style style:name="P13" style:family="paragraph" style:parent-style-name="Standard">
      <style:paragraph-properties fo:text-align="center" style:justify-single-word="false"/>
      <style:text-properties style:font-name="Arial" fo:font-weight="bold" officeooo:paragraph-rsid="001d0158" style:font-weight-asian="bold" style:font-weight-complex="bold"/>
    </style:style>
    <style:style style:name="P14" style:family="paragraph" style:parent-style-name="Standard">
      <style:text-properties style:font-name="Arial" officeooo:paragraph-rsid="001d0158"/>
    </style:style>
    <style:style style:name="P15" style:family="paragraph" style:parent-style-name="Standard">
      <style:text-properties style:font-name="Arial" officeooo:rsid="002d0f8b" officeooo:paragraph-rsid="001d0158"/>
    </style:style>
    <style:style style:name="P16" style:family="paragraph" style:parent-style-name="Heading_20_1">
      <style:paragraph-properties fo:margin-top="0cm" fo:margin-bottom="0.247cm" style:contextual-spacing="false" fo:line-height="115%" fo:text-align="center" style:justify-single-word="false"/>
      <style:text-properties style:font-name="Arial"/>
    </style:style>
    <style:style style:name="P17" style:family="paragraph" style:parent-style-name="Heading_20_1">
      <style:paragraph-properties fo:margin-top="0cm" fo:margin-bottom="0.247cm" style:contextual-spacing="false" fo:line-height="115%" fo:text-align="center" style:justify-single-word="false" fo:break-before="page"/>
      <style:text-properties style:font-name="Arial"/>
    </style:style>
    <style:style style:name="P18" style:family="paragraph" style:parent-style-name="Text_20_body">
      <style:paragraph-properties fo:text-align="start" style:justify-single-word="false"/>
      <style:text-properties style:font-name="Arial"/>
    </style:style>
    <style:style style:name="P19" style:family="paragraph" style:parent-style-name="Heading_20_2">
      <style:paragraph-properties fo:margin-top="0cm" fo:margin-bottom="0.247cm" style:contextual-spacing="false" fo:line-height="115%" fo:text-align="start" style:justify-single-word="false"/>
      <style:text-properties style:font-name="Arial"/>
    </style:style>
    <style:style style:name="P20" style:family="paragraph" style:parent-style-name="Text_20_body" style:list-style-name="L1">
      <style:paragraph-properties fo:text-align="start" style:justify-single-word="false"/>
      <style:text-properties style:font-name="Arial"/>
    </style:style>
    <style:style style:name="P21" style:family="paragraph" style:parent-style-name="Text_20_body" style:list-style-name="L2">
      <style:paragraph-properties fo:text-align="start" style:justify-single-word="false"/>
      <style:text-properties style:font-name="Arial"/>
    </style:style>
    <style:style style:name="P22" style:family="paragraph" style:parent-style-name="Text_20_body">
      <style:paragraph-properties fo:text-align="start" style:justify-single-word="false"/>
      <style:text-properties style:font-name="Arial" officeooo:paragraph-rsid="002f4063"/>
    </style:style>
    <style:style style:name="P23" style:family="paragraph" style:parent-style-name="Text_20_body">
      <style:paragraph-properties fo:text-align="start" style:justify-single-word="false"/>
      <style:text-properties officeooo:paragraph-rsid="002f4063"/>
    </style:style>
    <style:style style:name="P24" style:family="paragraph" style:parent-style-name="Text_20_body" style:list-style-name="L3">
      <style:paragraph-properties fo:text-align="start" style:justify-single-word="false"/>
      <style:text-properties style:font-name="Arial"/>
    </style:style>
    <style:style style:name="P25" style:family="paragraph" style:parent-style-name="Text_20_body" style:list-style-name="L4">
      <style:paragraph-properties fo:text-align="start" style:justify-single-word="false"/>
      <style:text-properties style:font-name="Arial"/>
    </style:style>
    <style:style style:name="P26" style:family="paragraph" style:parent-style-name="Text_20_body" style:list-style-name="L5">
      <style:paragraph-properties fo:text-align="start" style:justify-single-word="false"/>
      <style:text-properties style:font-name="Arial"/>
    </style:style>
    <style:style style:name="P27" style:family="paragraph" style:parent-style-name="Text_20_body" style:list-style-name="L6">
      <style:paragraph-properties fo:text-align="start" style:justify-single-word="false"/>
      <style:text-properties style:font-name="Arial"/>
    </style:style>
    <style:style style:name="P28" style:family="paragraph" style:parent-style-name="Text_20_body" style:list-style-name="L7">
      <style:paragraph-properties fo:text-align="start" style:justify-single-word="false"/>
      <style:text-properties style:font-name="Arial"/>
    </style:style>
    <style:style style:name="P29" style:family="paragraph" style:parent-style-name="Text_20_body" style:list-style-name="L8">
      <style:text-properties style:font-name="Arial"/>
    </style:style>
    <style:style style:name="P30" style:family="paragraph" style:parent-style-name="Text_20_body" style:list-style-name="L9">
      <style:text-properties style:font-name="Arial"/>
    </style:style>
    <style:style style:name="P31" style:family="paragraph" style:parent-style-name="Text_20_body" style:list-style-name="L10">
      <style:paragraph-properties fo:text-align="start" style:justify-single-word="false"/>
      <style:text-properties style:font-name="Arial"/>
    </style:style>
    <style:style style:name="P32" style:family="paragraph" style:parent-style-name="Text_20_body">
      <style:paragraph-properties fo:margin-top="0cm" fo:margin-bottom="0.247cm" style:contextual-spacing="false" fo:line-height="115%" fo:text-align="start" style:justify-single-word="false"/>
      <style:text-properties style:font-name="Arial"/>
    </style:style>
    <style:style style:name="P33" style:family="paragraph" style:parent-style-name="Heading_20_3">
      <style:paragraph-properties fo:margin-top="0cm" fo:margin-bottom="0.247cm" style:contextual-spacing="false" fo:line-height="115%"/>
      <style:text-properties style:font-name="Arial"/>
    </style:style>
    <style:style style:name="P34" style:family="paragraph" style:parent-style-name="Text_20_body">
      <style:paragraph-properties fo:margin-left="0cm" fo:text-indent="0cm" style:auto-text-indent="false"/>
      <style:text-properties style:font-name="Arial" officeooo:paragraph-rsid="00335f90"/>
    </style:style>
    <style:style style:name="P35" style:family="paragraph" style:parent-style-name="Text_20_body" style:list-style-name="L11">
      <style:text-properties style:font-name="Arial" officeooo:paragraph-rsid="00335f90"/>
    </style:style>
    <style:style style:name="P36" style:family="paragraph" style:parent-style-name="Text_20_body" style:list-style-name="L12">
      <style:text-properties style:font-name="Arial" officeooo:paragraph-rsid="00335f90"/>
    </style:style>
    <style:style style:name="P37" style:family="paragraph" style:parent-style-name="Text_20_body">
      <style:text-properties style:font-name="Arial"/>
    </style:style>
    <style:style style:name="P38" style:family="paragraph" style:parent-style-name="Text_20_body">
      <style:paragraph-properties fo:margin-left="0cm" fo:text-indent="0cm" style:auto-text-indent="false"/>
      <style:text-properties style:font-name="Arial"/>
    </style:style>
    <style:style style:name="P39" style:family="paragraph" style:parent-style-name="Text_20_body" style:list-style-name="L13">
      <style:text-properties style:font-name="Arial" officeooo:paragraph-rsid="00335f90"/>
    </style:style>
    <style:style style:name="P40" style:family="paragraph" style:parent-style-name="Text_20_body" style:list-style-name="L14">
      <style:text-properties style:font-name="Arial" officeooo:paragraph-rsid="00335f90"/>
    </style:style>
    <style:style style:name="P41" style:family="paragraph" style:parent-style-name="Heading_20_1">
      <style:paragraph-properties fo:margin-top="0cm" fo:margin-bottom="0.247cm" style:contextual-spacing="false" fo:line-height="115%" fo:text-align="center" style:justify-single-word="false" fo:break-before="page"/>
      <style:text-properties style:font-name="Arial" officeooo:paragraph-rsid="002f4063"/>
    </style:style>
    <style:style style:name="P42" style:family="paragraph" style:parent-style-name="Text_20_body" style:list-style-name="L15">
      <style:paragraph-properties fo:text-align="start" style:justify-single-word="false"/>
      <style:text-properties style:font-name="Arial"/>
    </style:style>
    <style:style style:name="P43" style:family="paragraph" style:parent-style-name="Text_20_body" style:list-style-name="L16">
      <style:paragraph-properties fo:text-align="start" style:justify-single-word="false"/>
      <style:text-properties style:font-name="Arial"/>
    </style:style>
    <style:style style:name="P44" style:family="paragraph" style:parent-style-name="Text_20_body" style:list-style-name="L17">
      <style:paragraph-properties fo:text-align="start" style:justify-single-word="false"/>
      <style:text-properties style:font-name="Arial"/>
    </style:style>
    <style:style style:name="P45" style:family="paragraph" style:parent-style-name="Text_20_body" style:list-style-name="L18">
      <style:paragraph-properties fo:text-align="start" style:justify-single-word="false"/>
      <style:text-properties style:font-name="Arial"/>
    </style:style>
    <style:style style:name="P46" style:family="paragraph" style:parent-style-name="Text_20_body">
      <style:paragraph-properties fo:margin-left="0cm" fo:text-align="start" style:justify-single-word="false" fo:text-indent="0cm" style:auto-text-indent="false"/>
      <style:text-properties style:font-name="Arial"/>
    </style:style>
    <style:style style:name="P47" style:family="paragraph" style:parent-style-name="Heading_20_2">
      <style:paragraph-properties fo:margin-left="0cm" fo:margin-top="0cm" fo:margin-bottom="0.247cm" style:contextual-spacing="false" fo:line-height="115%" fo:text-align="start" style:justify-single-word="false" fo:text-indent="0cm" style:auto-text-indent="false"/>
      <style:text-properties style:font-name="Arial"/>
    </style:style>
    <style:style style:name="P48" style:family="paragraph" style:parent-style-name="Text_20_body">
      <style:paragraph-properties fo:margin-left="0cm" fo:text-align="start" style:justify-single-word="false" fo:text-indent="0cm" style:auto-text-indent="false"/>
      <style:text-properties style:font-name="Arial" officeooo:paragraph-rsid="002f7d1d"/>
    </style:style>
    <style:style style:name="P49" style:family="paragraph" style:parent-style-name="Text_20_body" style:list-style-name="L19">
      <style:text-properties style:font-name="Arial"/>
    </style:style>
    <style:style style:name="P50" style:family="paragraph" style:parent-style-name="Text_20_body" style:list-style-name="L20">
      <style:text-properties style:font-name="Arial"/>
    </style:style>
    <style:style style:name="P51" style:family="paragraph" style:parent-style-name="Text_20_body" style:list-style-name="L21">
      <style:text-properties style:font-name="Arial"/>
    </style:style>
    <style:style style:name="P52" style:family="paragraph" style:parent-style-name="Text_20_body">
      <style:paragraph-properties fo:margin-left="0cm" fo:margin-top="0cm" fo:margin-bottom="0.247cm" style:contextual-spacing="false" fo:line-height="115%" fo:text-align="start" style:justify-single-word="false" fo:text-indent="0cm" style:auto-text-indent="false"/>
      <style:text-properties style:font-name="Arial"/>
    </style:style>
    <style:style style:name="P53" style:family="paragraph" style:parent-style-name="Text_20_body" style:list-style-name="L22">
      <style:paragraph-properties fo:margin-left="0cm" fo:text-align="start" style:justify-single-word="false" fo:text-indent="0cm" style:auto-text-indent="false"/>
      <style:text-properties style:font-name="Arial"/>
    </style:style>
    <style:style style:name="P54" style:family="paragraph" style:parent-style-name="Text_20_body" style:list-style-name="L23">
      <style:paragraph-properties fo:margin-left="0cm" fo:text-align="start" style:justify-single-word="false" fo:text-indent="0cm" style:auto-text-indent="false"/>
      <style:text-properties style:font-name="Arial"/>
    </style:style>
    <style:style style:name="P55" style:family="paragraph" style:parent-style-name="Text_20_body" style:list-style-name="L24">
      <style:paragraph-properties fo:margin-left="0cm" fo:text-align="start" style:justify-single-word="false" fo:text-indent="0cm" style:auto-text-indent="false"/>
      <style:text-properties style:font-name="Arial"/>
    </style:style>
    <style:style style:name="P56" style:family="paragraph" style:parent-style-name="Text_20_body">
      <style:paragraph-properties fo:margin-top="0cm" fo:margin-bottom="0.247cm" style:contextual-spacing="false" fo:line-height="115%" fo:text-align="center" style:justify-single-word="false"/>
      <style:text-properties style:font-name="Arial"/>
    </style:style>
    <style:style style:name="T1" style:family="text">
      <style:text-properties style:font-name="Arial" fo:font-size="26pt" style:font-size-asian="26pt" style:font-size-complex="26pt"/>
    </style:style>
    <style:style style:name="T2" style:family="text">
      <style:text-properties officeooo:rsid="001d0158"/>
    </style:style>
    <style:style style:name="T3" style:family="text">
      <style:text-properties officeooo:rsid="0020758c"/>
    </style:style>
    <style:style style:name="T4" style:family="text">
      <style:text-properties officeooo:rsid="002d0f8b"/>
    </style:style>
    <style:style style:name="T5" style:family="text">
      <style:text-properties officeooo:rsid="0020e702"/>
    </style:style>
    <style:style style:name="T6" style:family="text">
      <style:text-properties officeooo:rsid="002f4063"/>
    </style:style>
    <style:style style:name="T7" style:family="text">
      <style:text-properties style:font-name="Arial"/>
    </style:style>
    <style:style style:name="T8" style:family="text">
      <style:text-properties style:font-name="Arial" officeooo:rsid="002f4063"/>
    </style:style>
    <style:style style:name="T9" style:family="text">
      <style:text-properties fo:font-weight="bold" officeooo:rsid="00335f90" style:font-weight-asian="bold" style:font-weight-complex="bold"/>
    </style:style>
    <style:style style:name="T10" style:family="text">
      <style:text-properties fo:font-weight="bold" style:font-weight-asian="bold" style:font-weight-complex="bold"/>
    </style:style>
    <style:style style:name="fr1" style:family="graphic" style:parent-style-name="Frame">
      <style:graphic-properties style:vertical-pos="from-top" style:horizontal-pos="center" style:horizontal-rel="paragraph" fo:padding="0.15cm" fo:border="0.06pt solid #00000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none" draw:fill-color="#ffffff" fo:min-height="2.284cm" loext:decorative="false" style:run-through="foreground" style:wrap="run-through" style:number-wrapped-paragraphs="no-limit" style:vertical-pos="from-top" style:vertical-rel="fram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2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draw:frame draw:style-name="fr1" draw:name="Marco1" text:anchor-type="as-char" svg:y="-5.831cm" svg:width="16.794cm" draw:z-index="0"><draw:text-box fo:min-height="11.488cm"><draw:frame text:anchor-type="frame" draw:z-index="1" draw:name="Marco de texto 1" draw:style-name="gr1" draw:text-style-name="P3" svg:width="9.87cm" svg:height="2.285cm" svg:x="4.05cm" svg:y="4.329cm"><draw:text-box><text:p><text:span text:style-name="T1">Plan de Concienciacion</text:span></text:p></draw:text-box></draw:frame><text:p text:style-name="Frame_20_contents"><draw:frame text:anchor-type="paragraph" draw:z-index="2" draw:name="Marco de texto 2" draw:style-name="gr2" draw:text-style-name="P4" svg:width="3.996cm" svg:height="1.271cm" svg:x="0.633cm" svg:y="7.835cm"><draw:text-box><text:p>Daniel Otero Vázquez</text:p><text:p>Javier Magán Jorge</text:p></draw:text-box></draw:frame></text:p></draw:text-box></draw:frame></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rotected="true">
            <text:p text:style-name="P5">Índice</text:p>
          </text:index-title>
          <text:p text:style-name="P6"><text:a xlink:type="simple" xlink:href="#__RefHeading___Toc844_2263996547" text:style-name="Index_20_Link" text:visited-style-name="Index_20_Link">ENUNCIADO<text:tab/>3</text:a></text:p>
          <text:p text:style-name="P6"><text:a xlink:type="simple" xlink:href="#__RefHeading___Toc353_2263996547" text:style-name="Index_20_Link" text:visited-style-name="Index_20_Link">Segmentación do centro<text:tab/>4</text:a></text:p>
          <text:p text:style-name="P6"><text:a xlink:type="simple" xlink:href="#__RefHeading___Toc1716_3692824030" text:style-name="Index_20_Link" text:visited-style-name="Index_20_Link">Alumnado ESO / Bacharelato<text:tab/>5</text:a></text:p>
          <text:p text:style-name="P7"><text:a xlink:type="simple" xlink:href="#__RefHeading___Toc1718_3692824030" text:style-name="Index_20_Link" text:visited-style-name="Index_20_Link">0. Introdución<text:tab/>5</text:a></text:p>
          <text:p text:style-name="P7"><text:a xlink:type="simple" xlink:href="#__RefHeading___Toc1720_3692824030" text:style-name="Index_20_Link" text:visited-style-name="Index_20_Link">1. Identidade dixital<text:tab/>5</text:a></text:p>
          <text:p text:style-name="P7"><text:a xlink:type="simple" xlink:href="#__RefHeading___Toc1722_3692824030" text:style-name="Index_20_Link" text:visited-style-name="Index_20_Link">2. Comunicación segura<text:tab/>5</text:a></text:p>
          <text:p text:style-name="P7"><text:a xlink:type="simple" xlink:href="#__RefHeading___Toc1724_3692824030" text:style-name="Index_20_Link" text:visited-style-name="Index_20_Link">3. Ciberacoso<text:tab/>5</text:a></text:p>
          <text:p text:style-name="P7"><text:a xlink:type="simple" xlink:href="#__RefHeading___Toc1726_3692824030" text:style-name="Index_20_Link" text:visited-style-name="Index_20_Link">4. Contrasinais fortes<text:tab/>6</text:a></text:p>
          <text:p text:style-name="P7"><text:a xlink:type="simple" xlink:href="#__RefHeading___Toc1728_3692824030" text:style-name="Index_20_Link" text:visited-style-name="Index_20_Link">5. Redes sociais<text:tab/>6</text:a></text:p>
          <text:p text:style-name="P7"><text:a xlink:type="simple" xlink:href="#__RefHeading___Toc1730_3692824030" text:style-name="Index_20_Link" text:visited-style-name="Index_20_Link">6. Intelixencia Artificial (IA)<text:tab/>6</text:a></text:p>
          <text:p text:style-name="P7"><text:a xlink:type="simple" xlink:href="#__RefHeading___Toc1732_3692824030" text:style-name="Index_20_Link" text:visited-style-name="Index_20_Link">7. Conclusión<text:tab/>7</text:a></text:p>
          <text:p text:style-name="P6"><text:a xlink:type="simple" xlink:href="#__RefHeading___Toc1734_3692824030" text:style-name="Index_20_Link" text:visited-style-name="Index_20_Link">Alumnado Ciclos Informáticos<text:tab/>8</text:a></text:p>
          <text:p text:style-name="P7"><text:a xlink:type="simple" xlink:href="#__RefHeading___Toc1736_3692824030" text:style-name="Index_20_Link" text:visited-style-name="Index_20_Link">0. Introdución<text:tab/>8</text:a></text:p>
          <text:p text:style-name="P7"><text:a xlink:type="simple" xlink:href="#__RefHeading___Toc1738_3692824030" text:style-name="Index_20_Link" text:visited-style-name="Index_20_Link">1. Redes Seguras<text:tab/>8</text:a></text:p>
          <text:p text:style-name="P7"><text:a xlink:type="simple" xlink:href="#__RefHeading___Toc1740_3692824030" text:style-name="Index_20_Link" text:visited-style-name="Index_20_Link">2. Criptografía<text:tab/>8</text:a></text:p>
          <text:p text:style-name="P7"><text:a xlink:type="simple" xlink:href="#__RefHeading___Toc1742_3692824030" text:style-name="Index_20_Link" text:visited-style-name="Index_20_Link">3. Vulnerabilidades<text:tab/>8</text:a></text:p>
          <text:p text:style-name="P7"><text:a xlink:type="simple" xlink:href="#__RefHeading___Toc1744_3692824030" text:style-name="Index_20_Link" text:visited-style-name="Index_20_Link">4. Intelixencia Artificial (IA)<text:tab/>9</text:a></text:p>
          <text:p text:style-name="P7"><text:a xlink:type="simple" xlink:href="#__RefHeading___Toc1746_3692824030" text:style-name="Index_20_Link" text:visited-style-name="Index_20_Link">5. Conclusión<text:tab/>9</text:a></text:p>
          <text:p text:style-name="P6"><text:a xlink:type="simple" xlink:href="#__RefHeading___Toc1748_3692824030" text:style-name="Index_20_Link" text:visited-style-name="Index_20_Link">Alumnado Ciclos Non Informáticos<text:tab/>10</text:a></text:p>
          <text:p text:style-name="P7"><text:a xlink:type="simple" xlink:href="#__RefHeading___Toc1750_3692824030" text:style-name="Index_20_Link" text:visited-style-name="Index_20_Link">0. Introdución<text:tab/>10</text:a></text:p>
          <text:p text:style-name="P8"><text:a xlink:type="simple" xlink:href="#__RefHeading___Toc2955_2431497268" text:style-name="Index_20_Link" text:visited-style-name="Index_20_Link">1. Seguridade básica en dispositivos e contas<text:tab/>10</text:a></text:p>
          <text:p text:style-name="P8"><text:a xlink:type="simple" xlink:href="#__RefHeading___Toc2957_2431497268" text:style-name="Index_20_Link" text:visited-style-name="Index_20_Link">2. Protección de datos e responsabilidade profesional<text:tab/>10</text:a></text:p>
          <text:p text:style-name="P8"><text:a xlink:type="simple" xlink:href="#__RefHeading___Toc2959_2431497268" text:style-name="Index_20_Link" text:visited-style-name="Index_20_Link">3. Comunicación dixital segura no ámbito laboral<text:tab/>10</text:a></text:p>
          <text:p text:style-name="P8"><text:a xlink:type="simple" xlink:href="#__RefHeading___Toc2961_2431497268" text:style-name="Index_20_Link" text:visited-style-name="Index_20_Link">4. Intelixencia Artificial aplicada ao traballo<text:tab/>11</text:a></text:p>
          <text:p text:style-name="P8"><text:a xlink:type="simple" xlink:href="#__RefHeading___Toc2963_2431497268" text:style-name="Index_20_Link" text:visited-style-name="Index_20_Link">5. Conclusión<text:tab/>11</text:a></text:p>
          <text:p text:style-name="P6"><text:a xlink:type="simple" xlink:href="#__RefHeading___Toc1764_3692824030" text:style-name="Index_20_Link" text:visited-style-name="Index_20_Link">Persoal Docente<text:tab/>12</text:a></text:p>
          <text:p text:style-name="P7"><text:a xlink:type="simple" xlink:href="#__RefHeading___Toc1766_3692824030" text:style-name="Index_20_Link" text:visited-style-name="Index_20_Link">0. Introdución<text:tab/>12</text:a></text:p>
          <text:p text:style-name="P7"><text:a xlink:type="simple" xlink:href="#__RefHeading___Toc1768_3692824030" text:style-name="Index_20_Link" text:visited-style-name="Index_20_Link">1. Protección de datos<text:tab/>12</text:a></text:p>
          <text:p text:style-name="P7"><text:a xlink:type="simple" xlink:href="#__RefHeading___Toc1770_3692824030" text:style-name="Index_20_Link" text:visited-style-name="Index_20_Link">2. Uso seguro de plataformas<text:tab/>12</text:a></text:p>
          <text:p text:style-name="P7"><text:a xlink:type="simple" xlink:href="#__RefHeading___Toc1772_3692824030" text:style-name="Index_20_Link" text:visited-style-name="Index_20_Link">3. Comunicación e privacidade<text:tab/>12</text:a></text:p>
          <text:p text:style-name="P7"><text:a xlink:type="simple" xlink:href="#__RefHeading___Toc1774_3692824030" text:style-name="Index_20_Link" text:visited-style-name="Index_20_Link">4. Intelixencia Artificial (IA)<text:tab/>12</text:a></text:p>
          <text:p text:style-name="P7"><text:a xlink:type="simple" xlink:href="#__RefHeading___Toc1776_3692824030" text:style-name="Index_20_Link" text:visited-style-name="Index_20_Link">5. Conclusión<text:tab/>13</text:a></text:p>
          <text:p text:style-name="P6"><text:a xlink:type="simple" xlink:href="#__RefHeading___Toc1778_3692824030" text:style-name="Index_20_Link" text:visited-style-name="Index_20_Link">Persoal Non Docente<text:tab/>14</text:a></text:p>
          <text:p text:style-name="P7"><text:a xlink:type="simple" xlink:href="#__RefHeading___Toc1780_3692824030" text:style-name="Index_20_Link" text:visited-style-name="Index_20_Link">0. Introdución<text:tab/>14</text:a></text:p>
          <text:p text:style-name="P7"><text:a xlink:type="simple" xlink:href="#__RefHeading___Toc1782_3692824030" text:style-name="Index_20_Link" text:visited-style-name="Index_20_Link">1. Datos administrativos<text:tab/>14</text:a></text:p>
          <text:p text:style-name="P7"><text:a xlink:type="simple" xlink:href="#__RefHeading___Toc1784_3692824030" text:style-name="Index_20_Link" text:visited-style-name="Index_20_Link">2. Boas prácticas segundo perfil<text:tab/>14</text:a></text:p>
          <text:p text:style-name="P8"><text:a xlink:type="simple" xlink:href="#__RefHeading___Toc1786_3692824030" text:style-name="Index_20_Link" text:visited-style-name="Index_20_Link">Administrativos<text:tab/>14</text:a></text:p>
          <text:p text:style-name="P8"><text:a xlink:type="simple" xlink:href="#__RefHeading___Toc1788_3692824030" text:style-name="Index_20_Link" text:visited-style-name="Index_20_Link">Conserxes<text:tab/>14</text:a></text:p>
          <text:p text:style-name="P8"><text:a xlink:type="simple" xlink:href="#__RefHeading___Toc1790_3692824030" text:style-name="Index_20_Link" text:visited-style-name="Index_20_Link">Limpeza/Mantemento<text:tab/>14</text:a></text:p>
          <text:p text:style-name="P7"><text:a xlink:type="simple" xlink:href="#__RefHeading___Toc1792_3692824030" text:style-name="Index_20_Link" text:visited-style-name="Index_20_Link">3. Seguridade en equipos dixitais<text:tab/>15</text:a></text:p>
          <text:p text:style-name="P7"><text:a xlink:type="simple" xlink:href="#__RefHeading___Toc1794_3692824030" text:style-name="Index_20_Link" text:visited-style-name="Index_20_Link">4. Intelixencia Artificial (IA)<text:tab/>15</text:a></text:p>
          <text:p text:style-name="P7"><text:a xlink:type="simple" xlink:href="#__RefHeading___Toc1796_3692824030" text:style-name="Index_20_Link" text:visited-style-name="Index_20_Link">5. Responsabilidade e conclusión<text:tab/>15</text:a></text:p>
        </text:index-body>
      </text:table-of-content>
      <text:p text:style-name="P2"/>
      <text:h text:style-name="P9" text:outline-level="1"><text:bookmark-start text:name="__RefHeading___Toc844_2263996547"/>ENUNCIADO<text:bookmark-end text:name="__RefHeading___Toc844_2263996547"/></text:h>
      <text:p text:style-name="P2"/>
      <text:p text:style-name="P2">Deseña un plan de formación e sensibilización para o centro.<text:line-break/><text:line-break/>Ten en conta os diferentes roles dentro do centro (instituto, programas de formación profesional, persoal docente, persoal non docente, etc.) e, dentro de cada rol, as diferentes categorías (por exemplo, os estudantes/profesores dos programas de informática non son os mesmos que os da formación en imaxe persoal).<text:line-break/>Xustifica todas as decisións tomadas.<text:line-break/>A presentación será un documento PDF cun índice, unha introdución, etc., e un por grupo.</text:p>
      <text:p text:style-name="P10"/>
      <text:h text:style-name="P11" text:outline-level="3"/>
      <text:h text:style-name="P9" text:outline-level="1"><text:bookmark-start text:name="__RefHeading___Toc353_2263996547"/><text:span text:style-name="T2">S</text:span>egmentación <text:span text:style-name="T2">do centro</text:span><text:bookmark-end text:name="__RefHeading___Toc353_2263996547"/></text:h>
      <text:p text:style-name="P12"/>
      <text:p text:style-name="P12">Tras unha análise da oferta de estudos do instituto IES Teis, identificáronse os seguintes roles e necesidades de formación e sensibilización.</text:p>
      <text:p text:style-name="P12"/>
      <table:table table:name="Táboa1" table:style-name="Táboa1">
        <table:table-column table:style-name="Táboa1.A"/>
        <table:table-column table:style-name="Táboa1.B"/>
        <table:table-row>
          <table:table-cell table:style-name="Táboa1.A1" office:value-type="string">
            <text:p text:style-name="P13">Rol</text:p>
          </table:table-cell>
          <table:table-cell table:style-name="Táboa1.B1" office:value-type="string">
            <text:p text:style-name="P13">Necesidades </text:p>
          </table:table-cell>
        </table:table-row>
        <table:table-row>
          <table:table-cell table:style-name="Táboa1.A2" office:value-type="string">
            <text:p text:style-name="P14">Alumnado ESO / <text:span text:style-name="T3">Bach</text:span><text:span text:style-name="T4">ar</text:span><text:span text:style-name="T3">e</text:span><text:span text:style-name="T4">l</text:span><text:span text:style-name="T3">ato</text:span></text:p>
          </table:table-cell>
          <table:table-cell table:style-name="Táboa1.B2" office:value-type="string">
            <text:p text:style-name="P14">Hábitos básicos: contras<text:span text:style-name="T4">inais</text:span>, redes socia<text:span text:style-name="T4">i</text:span>s, phishing.</text:p>
          </table:table-cell>
        </table:table-row>
        <table:table-row>
          <table:table-cell table:style-name="Táboa1.A2" office:value-type="string">
            <text:p text:style-name="P14">Alumnado Ciclos Informáticos</text:p>
          </table:table-cell>
          <table:table-cell table:style-name="Táboa1.B3" office:value-type="string">
            <text:p text:style-name="P14">Seguridad técnica avanzada.</text:p>
          </table:table-cell>
        </table:table-row>
        <table:table-row>
          <table:table-cell table:style-name="Táboa1.A2" office:value-type="string">
            <text:p text:style-name="P14">Alumnado Ciclos No<text:span text:style-name="T4">n</text:span> Informáticos</text:p>
          </table:table-cell>
          <table:table-cell table:style-name="Táboa1.B4" office:value-type="string">
            <text:p text:style-name="P14">B<text:span text:style-name="T4">o</text:span>as prácticas di<text:span text:style-name="T4">x</text:span>ita<text:span text:style-name="T4">i</text:span>s</text:p>
          </table:table-cell>
        </table:table-row>
        <table:table-row>
          <table:table-cell table:style-name="Táboa1.A2" office:value-type="string">
            <text:p text:style-name="P15">Persoal Docente</text:p>
          </table:table-cell>
          <table:table-cell table:style-name="Táboa1.B5" office:value-type="string">
            <text:p text:style-name="P14">Protección de datos, <text:span text:style-name="T4">x</text:span>estión educativa</text:p>
          </table:table-cell>
        </table:table-row>
        <table:table-row table:style-name="Táboa1.6">
          <table:table-cell table:style-name="Táboa1.A2" office:value-type="string">
            <text:p text:style-name="P14">Persoal <text:span text:style-name="T5">no docente</text:span></text:p>
          </table:table-cell>
          <table:table-cell table:style-name="Táboa1.B6" office:value-type="string">
            <text:p text:style-name="P14">Seguridad<text:span text:style-name="T4">e</text:span> administrativa</text:p>
          </table:table-cell>
        </table:table-row>
      </table:table>
      <text:h text:style-name="P16" text:outline-level="1"><text:span text:style-name="Strong_20_Emphasis"/></text:h>
      <text:h text:style-name="P17" text:outline-level="1"><text:bookmark-start text:name="__RefHeading___Toc1716_3692824030"/><text:span text:style-name="Strong_20_Emphasis">Alumnado ESO / Bacharelato</text:span><text:bookmark-end text:name="__RefHeading___Toc1716_3692824030"/></text:h>
      <text:p text:style-name="P18"><text:span text:style-name="Strong_20_Emphasis"/></text:p>
      <text:p text:style-name="P18"><text:span text:style-name="Strong_20_Emphasis">Módulos:</text:span> Identidade dixital; Comunicación segura; Ciberacoso; Contrasinais; Redes sociais; Intelixencia Artificial</text:p>
      <text:p text:style-name="P18"/>
      <text:h text:style-name="P19" text:outline-level="2"><text:bookmark-start text:name="__RefHeading___Toc1718_3692824030"/>0. Introdución<text:bookmark-end text:name="__RefHeading___Toc1718_3692824030"/></text:h>
      <text:p text:style-name="P18">O uso de Internet e das redes sociais é habitual entre adolescentes, pero tamén conleva riscos para a privacidade e a seguridade. Aprender a navegar de forma segura e responsable é esencial.</text:p>
      <text:p text:style-name="P18"/>
      <text:h text:style-name="P19" text:outline-level="2"><text:bookmark-start text:name="__RefHeading___Toc1720_3692824030"/>1. Identidade dixital<text:bookmark-end text:name="__RefHeading___Toc1720_3692824030"/></text:h>
      <text:p text:style-name="P18">Información que compartimos en liña (fotos, comentarios, gustos…). Coidala significa pensar antes de publicar, protexer a privacidade e manter unha boa reputación.</text:p>
      <text:p text:style-name="P18"><text:span text:style-name="Strong_20_Emphasis">Recomendacións:</text:span></text:p>
      <text:list text:style-name="L1">
        <text:list-item>
          <text:p text:style-name="P20">Comparte só a información necesaria.</text:p>
        </text:list-item>
        <text:list-item>
          <text:p text:style-name="P20">Configura a privacidade nas redes sociais.</text:p>
        </text:list-item>
        <text:list-item>
          <text:p text:style-name="P20">Evita publicar datos persoais sensibles.</text:p>
        </text:list-item>
        <text:list-item>
          <text:p text:style-name="P20">Revisa e elimina o que non queiras manter en liña.</text:p>
          <text:p text:style-name="P20"/>
        </text:list-item>
      </text:list>
      <text:h text:style-name="P19" text:outline-level="2" text:is-list-header="true"><text:bookmark-start text:name="__RefHeading___Toc1722_3692824030"/>2. Comunicación segura<text:bookmark-end text:name="__RefHeading___Toc1722_3692824030"/></text:h>
      <text:p text:style-name="P18">Detrá<text:span text:style-name="T6">i</text:span>s de cada pantalla hai persoas; a comunicación debe ser respectuosa.</text:p>
      <text:p text:style-name="P18"><text:span text:style-name="Strong_20_Emphasis">Consellos:</text:span></text:p>
      <text:list text:style-name="L2">
        <text:list-item>
          <text:p text:style-name="P21">Non responder a mensaxes sospeitosas.</text:p>
        </text:list-item>
        <text:list-item>
          <text:p text:style-name="P21">Non compartir contido íntimo ou persoal.</text:p>
        </text:list-item>
        <text:list-item>
          <text:p text:style-name="P21">Informar a adultos ou profesores se hai mensaxes ameazantes.</text:p>
          <text:p text:style-name="P21"/>
        </text:list-item>
      </text:list>
      <text:h text:style-name="P19" text:outline-level="2" text:is-list-header="true"><text:bookmark-start text:name="__RefHeading___Toc1724_3692824030"/>3. Ciberacoso<text:bookmark-end text:name="__RefHeading___Toc1724_3692824030"/></text:h>
      <text:p text:style-name="P22">Acoso a través de medios dixitais.</text:p>
      <text:p text:style-name="P23"><text:soft-page-break/><text:span text:style-name="T7">Lembra que detrá</text:span><text:span text:style-name="T8">i</text:span><text:span text:style-name="T7">s de cada mensaxe hai persoas; o acoso dixital afecta directamente a outras persoas.</text:span> </text:p>
      <text:p text:style-name="P18"><text:span text:style-name="Strong_20_Emphasis">Como actuar:</text:span></text:p>
      <text:list text:style-name="L3">
        <text:list-item>
          <text:p text:style-name="P24">Non participar nin responder.</text:p>
        </text:list-item>
        <text:list-item>
          <text:p text:style-name="P24">Gardar probas.</text:p>
        </text:list-item>
        <text:list-item>
          <text:p text:style-name="P24">Bloquear ao agresor.</text:p>
        </text:list-item>
        <text:list-item>
          <text:p text:style-name="P24">Informar a un adulto ou autoridade.</text:p>
          <text:p text:style-name="P24"/>
        </text:list-item>
      </text:list>
      <text:h text:style-name="P19" text:outline-level="2" text:is-list-header="true"><text:bookmark-start text:name="__RefHeading___Toc1726_3692824030"/>4. Contrasinais fortes<text:bookmark-end text:name="__RefHeading___Toc1726_3692824030"/></text:h>
      <text:p text:style-name="P18">Primeira barreira de protección.</text:p>
      <text:p text:style-name="P18"><text:span text:style-name="Strong_20_Emphasis">Boas prácticas:</text:span></text:p>
      <text:list text:style-name="L4">
        <text:list-item>
          <text:p text:style-name="P25">Combinar letras, números e símbolos.</text:p>
        </text:list-item>
        <text:list-item>
          <text:p text:style-name="P25">Cambiar periodicamente e non compartir.</text:p>
        </text:list-item>
        <text:list-item>
          <text:p text:style-name="P25">Activar verificación en dous pasos cando sexa posible.</text:p>
          <text:p text:style-name="P25"/>
        </text:list-item>
      </text:list>
      <text:h text:style-name="P19" text:outline-level="2" text:is-list-header="true"><text:bookmark-start text:name="__RefHeading___Toc1728_3692824030"/>5. Redes sociais<text:bookmark-end text:name="__RefHeading___Toc1728_3692824030"/></text:h>
      <text:p text:style-name="P18">Permiten comunicarse e aprender, pero poden supoñer riscos.</text:p>
      <text:p text:style-name="P18"><text:span text:style-name="Strong_20_Emphasis">Recomendacións:</text:span></text:p>
      <text:list text:style-name="L5">
        <text:list-item>
          <text:p text:style-name="P26">Configura a privacidade.</text:p>
        </text:list-item>
        <text:list-item>
          <text:p text:style-name="P26">Non aceptar descoñecidos.</text:p>
        </text:list-item>
        <text:list-item>
          <text:p text:style-name="P26">Pensar antes de publicar ou compartir localización.</text:p>
        </text:list-item>
        <text:list-item>
          <text:p text:style-name="P26">Denunciar contido inapropiado.</text:p>
          <text:p text:style-name="P26"/>
        </text:list-item>
      </text:list>
      <text:h text:style-name="P19" text:outline-level="2" text:is-list-header="true"><text:bookmark-start text:name="__RefHeading___Toc1730_3692824030"/>6. Intelixencia Artificial (IA)<text:bookmark-end text:name="__RefHeading___Toc1730_3692824030"/></text:h>
      <text:p text:style-name="P18">Ferramentas de IA poden apoiar os estudos ou crear contido, pero hai riscos de <text:span text:style-name="Strong_20_Emphasis">desinformación, plaxio ou exposición a contido inadecuado</text:span>.</text:p>
      <text:p text:style-name="P18"><text:span text:style-name="Strong_20_Emphasis">Recomendacións:</text:span></text:p>
      <text:list text:style-name="L6">
        <text:list-item>
          <text:p text:style-name="P27">Non compartir datos persoais con IA sen autorización.</text:p>
        </text:list-item>
        <text:list-item>
          <text:p text:style-name="P27">Verificar sempre a información xerada.</text:p>
        </text:list-item>
        <text:list-item>
          <text:p text:style-name="P27"><text:soft-page-break/>Non copiar textos da IA como propios.</text:p>
        </text:list-item>
        <text:list-item>
          <text:p text:style-name="P27">Usar a IA como apoio, non como substituto do pensamento crítico.</text:p>
          <text:p text:style-name="P27"/>
        </text:list-item>
      </text:list>
      <text:h text:style-name="P19" text:outline-level="2" text:is-list-header="true"><text:bookmark-start text:name="__RefHeading___Toc1732_3692824030"/>7. Conclusión<text:bookmark-end text:name="__RefHeading___Toc1732_3692824030"/></text:h>
      <text:p text:style-name="P18">O uso responsable de Internet, redes sociais e IA protexe a identidade dixital e fomenta un entorno seguro.</text:p>
      <text:h text:style-name="P16" text:outline-level="1"><text:span text:style-name="Strong_20_Emphasis"/></text:h>
      <text:h text:style-name="P17" text:outline-level="1"><text:bookmark-start text:name="__RefHeading___Toc1734_3692824030"/><text:span text:style-name="Strong_20_Emphasis">Alumnado Ciclos Informáticos</text:span><text:bookmark-end text:name="__RefHeading___Toc1734_3692824030"/></text:h>
      <text:p text:style-name="P18"><text:span text:style-name="Strong_20_Emphasis"/></text:p>
      <text:p text:style-name="P18"><text:span text:style-name="Strong_20_Emphasis">Módulos:</text:span> Redes Seguras; Criptografía; Vulnerabilidades; Intelixencia Artificial</text:p>
      <text:p text:style-name="P18"/>
      <text:h text:style-name="P19" text:outline-level="2"><text:bookmark-start text:name="__RefHeading___Toc1736_3692824030"/>0. Introdución<text:bookmark-end text:name="__RefHeading___Toc1736_3692824030"/></text:h>
      <text:p text:style-name="P18">Os estudantes destes ciclos (tanto de sistemas como de desenvolvemento) xa coñecen as medidas básicas de concienciación en seguridade dixital. Nesta etapa, aprenderán a deseñar e xestionar redes seguras, aplicar criptografía, identificar vulnerabilidades e usar Intelixencia Artificial, para crear sistemas máis resistentes e fiables fronte a ameazas.</text:p>
      <text:p text:style-name="P18"/>
      <text:h text:style-name="P19" text:outline-level="2"><text:bookmark-start text:name="__RefHeading___Toc1738_3692824030"/>1. Redes Seguras<text:bookmark-end text:name="__RefHeading___Toc1738_3692824030"/></text:h>
      <text:p text:style-name="P18">Garantir confidencialidade, integridade e dispoñibilidade da información.</text:p>
      <text:p text:style-name="P18"><text:span text:style-name="Strong_20_Emphasis">Boas prácticas:</text:span></text:p>
      <text:list text:style-name="L7">
        <text:list-item>
          <text:p text:style-name="P28">Segmentar redes e controlar accesos.</text:p>
        </text:list-item>
        <text:list-item>
          <text:p text:style-name="P28">Usar cifrado e VPN.</text:p>
        </text:list-item>
        <text:list-item>
          <text:p text:style-name="P28">Actualizar software e revisar configuracións.</text:p>
          <text:p text:style-name="P28"/>
        </text:list-item>
      </text:list>
      <text:h text:style-name="P19" text:outline-level="2" text:is-list-header="true"><text:bookmark-start text:name="__RefHeading___Toc1740_3692824030"/>2. Criptografía<text:bookmark-end text:name="__RefHeading___Toc1740_3692824030"/></text:h>
      <text:p text:style-name="P18">Protexe a información mediante técnicas matemáticas.<text:line-break/><text:span text:style-name="Strong_20_Emphasis">Aplicacións:</text:span> sinaturas dixitais, certificados, protocolos seguros.<text:line-break/><text:span text:style-name="Strong_20_Emphasis">Recomendacións:</text:span></text:p>
      <text:list text:style-name="L8">
        <text:list-item>
          <text:p text:style-name="P29">Usar cifrado adecuado segundo a sensibilidade da información.</text:p>
        </text:list-item>
        <text:list-item>
          <text:p text:style-name="P29">Xestionar e almacenar claves de forma segura.</text:p>
          <text:p text:style-name="P29"/>
        </text:list-item>
      </text:list>
      <text:h text:style-name="P19" text:outline-level="2"><text:bookmark-start text:name="__RefHeading___Toc1742_3692824030"/>3. Vulnerabilidades<text:bookmark-end text:name="__RefHeading___Toc1742_3692824030"/></text:h>
      <text:p text:style-name="P18">Debilidades que poden ser explotadas por atacantes.<text:line-break/><text:span text:style-name="Strong_20_Emphasis">Como actuar:</text:span></text:p>
      <text:list text:style-name="L9">
        <text:list-item>
          <text:p text:style-name="P30">Identificar e avaliar vulnerabilidades.</text:p>
        </text:list-item>
        <text:list-item>
          <text:p text:style-name="P30">Corrixir ou mitigar riscos e documentar os cambios.</text:p>
        </text:list-item>
        <text:list-item>
          <text:p text:style-name="P30">Realizar probas de penetración para comprobar seguridade.</text:p>
          <text:p text:style-name="P30"><text:soft-page-break/></text:p>
        </text:list-item>
      </text:list>
      <text:p text:style-name="P18"/>
      <text:h text:style-name="P19" text:outline-level="2"><text:bookmark-start text:name="__RefHeading___Toc1744_3692824030"/>4. Intelixencia Artificial (IA)<text:bookmark-end text:name="__RefHeading___Toc1744_3692824030"/></text:h>
      <text:p text:style-name="P18">A IA pode optimizar sistemas, automatizar detección de ataques ou analizar datos, pero tamén se pode usar para <text:span text:style-name="Strong_20_Emphasis">phishing, deepfakes ou ataques automatizados</text:span>.</text:p>
      <text:p text:style-name="P18"><text:span text:style-name="Strong_20_Emphasis">Boas prácticas:</text:span></text:p>
      <text:list text:style-name="L10">
        <text:list-item>
          <text:p text:style-name="P31">Avaliar algoritmos antes de aplicalos.</text:p>
        </text:list-item>
        <text:list-item>
          <text:p text:style-name="P31">Non depender da IA para decisións críticas sen supervisión.</text:p>
        </text:list-item>
        <text:list-item>
          <text:p text:style-name="P31">Revisar datos e resultados para evitar erros ou sesgos.</text:p>
          <text:p text:style-name="P31"/>
        </text:list-item>
      </text:list>
      <text:h text:style-name="P19" text:outline-level="2" text:is-list-header="true"><text:bookmark-start text:name="__RefHeading___Toc1746_3692824030"/>5. Conclusión<text:bookmark-end text:name="__RefHeading___Toc1746_3692824030"/></text:h>
      <text:p text:style-name="P18">Dominar redes, criptografía, vulnerabilidades e IA permite anticiparse ás ameazas e deseñar sistemas fiables. A seguridade require actualización continua.</text:p>
      <text:h text:style-name="P16" text:outline-level="1"><text:span text:style-name="Strong_20_Emphasis"/></text:h>
      <text:h text:style-name="P17" text:outline-level="1"><text:bookmark-start text:name="__RefHeading___Toc1748_3692824030"/><text:span text:style-name="Strong_20_Emphasis">Alumnado Ciclos Non Informáticos</text:span><text:bookmark-end text:name="__RefHeading___Toc1748_3692824030"/></text:h>
      <text:p text:style-name="P18"><text:span text:style-name="Strong_20_Emphasis"/></text:p>
      <text:p text:style-name="P18"><text:span text:style-name="Strong_20_Emphasis">Módulos:</text:span> Uso seguro de dispositivos e datos; Intelixencia Artificial</text:p>
      <text:p text:style-name="P18"/>
      <text:h text:style-name="P19" text:outline-level="2"><text:bookmark-start text:name="__RefHeading___Toc1750_3692824030"/>0. Introdución<text:bookmark-end text:name="__RefHeading___Toc1750_3692824030"/></text:h>
      <text:p text:style-name="P32">No contorno profesional é imprescindible protexer a información, garantir a confidencialidade e utilizar ferramentas dixitais con rigor. Estas boas prácticas permiten evitar riscos legais, perdas de datos e incidentes que prexudiquen ao negocio ou ao cliente.</text:p>
      <text:p text:style-name="P32"/>
      <text:h text:style-name="P33" text:outline-level="3"><text:bookmark-start text:name="__RefHeading___Toc2955_2431497268"/>1. Seguridade básica en dispositivos e contas<text:bookmark-end text:name="__RefHeading___Toc2955_2431497268"/></text:h>
      <text:p text:style-name="P34">Boas prácticas esenciais para o uso profesional de equipos e servizos en liña:</text:p>
      <text:list xml:id="list885436720" text:style-name="L11">
        <text:list-item>
          <text:p text:style-name="P35">Manter sistemas e aplicacións actualizados.</text:p>
        </text:list-item>
      </text:list>
      <text:list text:style-name="L12">
        <text:list-item>
          <text:p text:style-name="P36">Usar contrasinais fortes, bloqueos de pantalla e autenticación en dous pasos.</text:p>
        </text:list-item>
        <text:list-item>
          <text:p text:style-name="P36">Evitar Wi-Fi públicas e dispositivos externos non controlados.</text:p>
        </text:list-item>
        <text:list-item>
          <text:p text:style-name="P36">Realizar copias de seguridade periódicas de traballos e documentación.</text:p>
        </text:list-item>
      </text:list>
      <text:p text:style-name="P37"/>
      <text:h text:style-name="P33" text:outline-level="3"><text:bookmark-start text:name="__RefHeading___Toc2957_2431497268"/>2. Protección de datos e responsabilidade profesional<text:bookmark-end text:name="__RefHeading___Toc2957_2431497268"/></text:h>
      <text:p text:style-name="P34">Conceptos fundamentais de privacidade aplicados ao ámbito empresarial:</text:p>
      <text:list text:continue-list="list885436720" text:style-name="L11">
        <text:list-item>
          <text:p text:style-name="P35">Tratar só datos necesarios para o servizo ou tarefa.</text:p>
        </text:list-item>
        <text:list-item>
          <text:p text:style-name="P35">Garantir confidencialidade, integridade e seguridade na súa xestión.</text:p>
        </text:list-item>
        <text:list-item>
          <text:p text:style-name="P35">Eliminar ou anonimizar datos cando xa non sexan precisos.</text:p>
        </text:list-item>
        <text:list-item>
          <text:p text:style-name="P35">Informar de maneira transparente sobre o uso dos datos cando proceda.</text:p>
        </text:list-item>
        <text:list-item>
          <text:p text:style-name="P35">Comprender obrigas legais básicas (LOPDGDD, RGPD a nivel introdución).</text:p>
        </text:list-item>
      </text:list>
      <text:p text:style-name="P37"/>
      <text:h text:style-name="P33" text:outline-level="3"><text:bookmark-start text:name="__RefHeading___Toc2959_2431497268"/>3. Comunicación dixital segura no ámbito laboral<text:bookmark-end text:name="__RefHeading___Toc2959_2431497268"/></text:h>
      <text:p text:style-name="P38"><text:span text:style-name="T9">Boas practicas</text:span>: </text:p>
      <text:list text:style-name="L13">
        <text:list-item>
          <text:p text:style-name="P39">Verificar remitentes e evitar abrir ligazóns ou arquivos sospeitosos.</text:p>
        </text:list-item>
        <text:list-item>
          <text:p text:style-name="P39">Non compartir contrasinais ou información sensible por mensaxes non seguras.</text:p>
        </text:list-item>
        <text:list-item>
          <text:p text:style-name="P39"><text:soft-page-break/>Protexer a privacidade das ferramentas colaborativas (Drive, Teams, etc.).</text:p>
        </text:list-item>
        <text:list-item>
          <text:p text:style-name="P39">Manexar con prudencia redes sociais ou mensaxería cando se represente á empresa.</text:p>
        </text:list-item>
      </text:list>
      <text:p text:style-name="P37"/>
      <text:h text:style-name="P33" text:outline-level="3"><text:bookmark-start text:name="__RefHeading___Toc2961_2431497268"/>4. Intelixencia Artificial aplicada ao traballo<text:bookmark-end text:name="__RefHeading___Toc2961_2431497268"/></text:h>
      <text:p text:style-name="P34">Ferramentas de IA poden axudar a xestionar citas ou crear contido, pero hai riscos sobre privacidade e fiabilidade.</text:p>
      <text:p text:style-name="P34"><text:span text:style-name="T10">Consellos</text:span>: </text:p>
      <text:list text:style-name="L14">
        <text:list-item>
          <text:p text:style-name="P40">Non introducir información sensible de clientes, datos persoais ou documentación interna en plataformas de IA abertas.</text:p>
        </text:list-item>
        <text:list-item>
          <text:p text:style-name="P40">Validar sempre as respostas; a IA pode xerar erro, sesgo ou contido inventado.</text:p>
        </text:list-item>
        <text:list-item>
          <text:p text:style-name="P40">Empregar a IA como apoio para mellorar produtividade, non para substituír o criterio profesional nin as obrigas éticas.</text:p>
        </text:list-item>
      </text:list>
      <text:p text:style-name="P37"/>
      <text:h text:style-name="P33" text:outline-level="3"><text:bookmark-start text:name="__RefHeading___Toc2963_2431497268"/>5. Conclusión<text:bookmark-end text:name="__RefHeading___Toc2963_2431497268"/></text:h>
      <text:p text:style-name="P37">O uso responsable de dispositivos, a protección de datos e a aplicación rigorosa das prácticas de IA son claves para garantir seguridade, profesionalidade e confianza no ámbito laboral.</text:p>
      <text:p text:style-name="P32"/>
      <text:h text:style-name="P16" text:outline-level="1"><text:span text:style-name="Strong_20_Emphasis"/></text:h>
      <text:h text:style-name="P41" text:outline-level="1"><text:bookmark-start text:name="__RefHeading___Toc1764_3692824030"/><text:span text:style-name="Strong_20_Emphasis"><text:span text:style-name="T6">Persoal Docente</text:span></text:span><text:bookmark-end text:name="__RefHeading___Toc1764_3692824030"/></text:h>
      <text:p text:style-name="P18"><text:span text:style-name="Strong_20_Emphasis"/></text:p>
      <text:p text:style-name="P18"><text:span text:style-name="Strong_20_Emphasis">Módulos:</text:span> Protección de datos; Plataformas educativas; Intelixencia Artificial</text:p>
      <text:p text:style-name="P18"/>
      <text:h text:style-name="P19" text:outline-level="2"><text:bookmark-start text:name="__RefHeading___Toc1766_3692824030"/>0. Introdución<text:bookmark-end text:name="__RefHeading___Toc1766_3692824030"/></text:h>
      <text:p text:style-name="P18">O profesorado usa ferramentas dixitais <text:span text:style-name="T6">polo que h</text:span>ai responsabilidade na protección de datos e no uso seguro das plataformas e da IA.</text:p>
      <text:p text:style-name="P18"/>
      <text:h text:style-name="P19" text:outline-level="2"><text:bookmark-start text:name="__RefHeading___Toc1768_3692824030"/>1. Protección de datos<text:bookmark-end text:name="__RefHeading___Toc1768_3692824030"/></text:h>
      <text:list text:style-name="L15">
        <text:list-item>
          <text:p text:style-name="P42">Confidencialidade, finalidade, minimización, seguridade e transparencia.</text:p>
        </text:list-item>
        <text:list-item>
          <text:p text:style-name="P42">Evitar compartir datos persoais en espazos públicos.</text:p>
        </text:list-item>
        <text:list-item>
          <text:p text:style-name="P42">Bloquear pantallas e eliminar documentos correctamente.</text:p>
          <text:p text:style-name="P42"/>
        </text:list-item>
      </text:list>
      <text:h text:style-name="P19" text:outline-level="2" text:is-list-header="true"><text:bookmark-start text:name="__RefHeading___Toc1770_3692824030"/>2. Uso seguro de plataformas<text:bookmark-end text:name="__RefHeading___Toc1770_3692824030"/></text:h>
      <text:list text:style-name="L16">
        <text:list-item>
          <text:p text:style-name="P43">Acceder desde dispositivos e redes seguras.</text:p>
        </text:list-item>
        <text:list-item>
          <text:p text:style-name="P43">Non compartir contrasinais.</text:p>
        </text:list-item>
        <text:list-item>
          <text:p text:style-name="P43">Revisar configuracións e usar comunicación oficial.</text:p>
          <text:p text:style-name="P43"/>
        </text:list-item>
      </text:list>
      <text:h text:style-name="P19" text:outline-level="2" text:is-list-header="true"><text:bookmark-start text:name="__RefHeading___Toc1772_3692824030"/>3. Comunicación e privacidade<text:bookmark-end text:name="__RefHeading___Toc1772_3692824030"/></text:h>
      <text:list text:style-name="L17">
        <text:list-item>
          <text:p text:style-name="P44">Manter trato profesional.</text:p>
        </text:list-item>
        <text:list-item>
          <text:p text:style-name="P44">Non publicar imaxes do alumnado sen autorización.</text:p>
        </text:list-item>
        <text:list-item>
          <text:p text:style-name="P44">Supervisar espazos colaborativos.</text:p>
          <text:p text:style-name="P44"/>
        </text:list-item>
      </text:list>
      <text:h text:style-name="P19" text:outline-level="2" text:is-list-header="true"><text:bookmark-start text:name="__RefHeading___Toc1774_3692824030"/>4. Intelixencia Artificial (IA)<text:bookmark-end text:name="__RefHeading___Toc1774_3692824030"/></text:h>
      <text:p text:style-name="P18">A IA pode apoiar docencia, xeración de contido e planificación, pero hai riscos de <text:span text:style-name="Strong_20_Emphasis">plaxio, privacidade e sesgos</text:span>.</text:p>
      <text:p text:style-name="P18"><text:span text:style-name="Strong_20_Emphasis">Boas prácticas:</text:span></text:p>
      <text:list text:style-name="L18">
        <text:list-item>
          <text:p text:style-name="P45">Non compartir datos do alumnado con ferramentas externas.</text:p>
        </text:list-item>
        <text:list-item>
          <text:p text:style-name="P45"><text:soft-page-break/>Comprobar fiabilidade do contido xerado.</text:p>
        </text:list-item>
        <text:list-item>
          <text:p text:style-name="P45">Usar IA como apoio, non substituto do traballo pedagóxico.</text:p>
          <text:p text:style-name="P45"/>
        </text:list-item>
      </text:list>
      <text:h text:style-name="P19" text:outline-level="2" text:is-list-header="true"><text:bookmark-start text:name="__RefHeading___Toc1776_3692824030"/>5. Conclusión<text:bookmark-end text:name="__RefHeading___Toc1776_3692824030"/></text:h>
      <text:p text:style-name="P18">Adoptar boas prácticas dixitais e de IA protexe información e fomenta unha cultura de seguridade no centro.</text:p>
      <text:h text:style-name="P17" text:outline-level="1"><text:bookmark-start text:name="__RefHeading___Toc1778_3692824030"/><text:span text:style-name="Strong_20_Emphasis">Persoal Non Docente</text:span><text:bookmark-end text:name="__RefHeading___Toc1778_3692824030"/></text:h>
      <text:p text:style-name="P46"><text:span text:style-name="Strong_20_Emphasis"/></text:p>
      <text:p text:style-name="P46"><text:span text:style-name="Strong_20_Emphasis">Módulos:</text:span> Xestión segura de datos administrativos; Intelixencia Artificial</text:p>
      <text:p text:style-name="P46"/>
      <text:h text:style-name="P47" text:outline-level="2"><text:bookmark-start text:name="__RefHeading___Toc1780_3692824030"/>0. Introdución<text:bookmark-end text:name="__RefHeading___Toc1780_3692824030"/></text:h>
      <text:p text:style-name="P48">O persoal non docente manexa información persoal e administrativa.</text:p>
      <text:p text:style-name="P48">Xestionala de forma segura garante privacidade e cumprimento normativo.</text:p>
      <text:p text:style-name="P46"/>
      <text:h text:style-name="P47" text:outline-level="2"><text:bookmark-start text:name="__RefHeading___Toc1782_3692824030"/>1. Datos administrativos<text:bookmark-end text:name="__RefHeading___Toc1782_3692824030"/></text:h>
      <text:p text:style-name="P46">Inclúen información de alumnado, profesorado, familias e persoal. Deben tratarse con confidencialidade.</text:p>
      <text:p text:style-name="P46"/>
      <text:h text:style-name="P47" text:outline-level="2"><text:bookmark-start text:name="__RefHeading___Toc1784_3692824030"/><text:span text:style-name="Strong_20_Emphasis">2. Boas prácticas segundo perfil</text:span><text:bookmark-end text:name="__RefHeading___Toc1784_3692824030"/></text:h>
      <text:h text:style-name="P33" text:outline-level="3"><text:bookmark-start text:name="__RefHeading___Toc1786_3692824030"/><text:span text:style-name="Strong_20_Emphasis">Administrativos</text:span><text:bookmark-end text:name="__RefHeading___Toc1786_3692824030"/></text:h>
      <text:list text:style-name="L19">
        <text:list-item>
          <text:p text:style-name="P49">Gardar documentos en lugares seguros ou cifrados.</text:p>
        </text:list-item>
        <text:list-item>
          <text:p text:style-name="P49">Bloquear ordenadores ao ausentarse.</text:p>
        </text:list-item>
        <text:list-item>
          <text:p text:style-name="P49">Non compartir contrasinais nin acceso a sistemas.</text:p>
        </text:list-item>
        <text:list-item>
          <text:p text:style-name="P49">Destruír documentos innecesarios mediante trituradora ou procedemento seguro.</text:p>
        </text:list-item>
      </text:list>
      <text:h text:style-name="P33" text:outline-level="3"><text:bookmark-start text:name="__RefHeading___Toc1788_3692824030"/><text:span text:style-name="Strong_20_Emphasis">Conserxes</text:span><text:bookmark-end text:name="__RefHeading___Toc1788_3692824030"/></text:h>
      <text:list text:style-name="L20">
        <text:list-item>
          <text:p text:style-name="P50">Verificar identidade de persoas que soliciten información ou acceso ao centro.</text:p>
        </text:list-item>
        <text:list-item>
          <text:p text:style-name="P50">Custodiar correctamente chaves, rexistros e listados de entrada/saída.</text:p>
        </text:list-item>
        <text:list-item>
          <text:p text:style-name="P50">Non facilitar información sen autorización.</text:p>
        </text:list-item>
      </text:list>
      <text:h text:style-name="P33" text:outline-level="3"><text:bookmark-start text:name="__RefHeading___Toc1790_3692824030"/><text:span text:style-name="Strong_20_Emphasis">Limpeza/Mantemento</text:span><text:bookmark-end text:name="__RefHeading___Toc1790_3692824030"/></text:h>
      <text:list text:style-name="L21">
        <text:list-item>
          <text:p text:style-name="P51">Respectar confidencialidade de documentos e equipos que se atopen en aulas ou despachos.</text:p>
        </text:list-item>
        <text:list-item>
          <text:p text:style-name="P51">Non manipular ordenadores, carpetas ou documentos con información persoal.</text:p>
        </text:list-item>
        <text:list-item>
          <text:p text:style-name="P51">Comunicar inmediatamente ao responsable calquera documento extraviado ou información sensible.</text:p>
        </text:list-item>
      </text:list>
      <text:p text:style-name="P52"><text:soft-page-break/></text:p>
      <text:list text:style-name="L22">
        <text:list-header>
          <text:p text:style-name="P53"/>
        </text:list-header>
      </text:list>
      <text:h text:style-name="P47" text:outline-level="2" text:is-list-header="true"><text:bookmark-start text:name="__RefHeading___Toc1792_3692824030"/>3. Seguridade en equipos dixitais<text:bookmark-end text:name="__RefHeading___Toc1792_3692824030"/></text:h>
      <text:list text:style-name="L23">
        <text:list-item>
          <text:p text:style-name="P54">Usar só equipos autorizados.</text:p>
        </text:list-item>
        <text:list-item>
          <text:p text:style-name="P54">Non conectar USB persoais.</text:p>
        </text:list-item>
        <text:list-item>
          <text:p text:style-name="P54">Gardar arquivos en lugares seguros.</text:p>
        </text:list-item>
        <text:list-item>
          <text:p text:style-name="P54">Pechar sesión ao finalizar.</text:p>
          <text:p text:style-name="P54"/>
        </text:list-item>
      </text:list>
      <text:h text:style-name="P47" text:outline-level="2" text:is-list-header="true"><text:bookmark-start text:name="__RefHeading___Toc1794_3692824030"/>4. Intelixencia Artificial (IA)<text:bookmark-end text:name="__RefHeading___Toc1794_3692824030"/></text:h>
      <text:p text:style-name="P46">Ferramentas de IA poden xerar informes ou automatizar tarefas, pero hai que evitar <text:span text:style-name="Strong_20_Emphasis">exposición de datos sensibles ou erros de decisión automatizada</text:span>.</text:p>
      <text:p text:style-name="P46"><text:span text:style-name="Strong_20_Emphasis">Recomendacións:</text:span></text:p>
      <text:list text:style-name="L24">
        <text:list-item>
          <text:p text:style-name="P55">Non introducir información persoal en IA externas.</text:p>
        </text:list-item>
        <text:list-item>
          <text:p text:style-name="P55">Comprobar precisión de informes xerados automaticamente.</text:p>
        </text:list-item>
        <text:list-item>
          <text:p text:style-name="P55">Usar IA como apoio mantendo control humano.</text:p>
          <text:p text:style-name="P55"/>
        </text:list-item>
      </text:list>
      <text:h text:style-name="P47" text:outline-level="2" text:is-list-header="true"><text:bookmark-start text:name="__RefHeading___Toc1796_3692824030"/>5. Responsabilidade e conclusión<text:bookmark-end text:name="__RefHeading___Toc1796_3692824030"/></text:h>
      <text:p text:style-name="P46">Cada traballador é responsable da información que manexa. Aplicar medidas básicas de seguridade e boas prácticas de IA protexe a privacidade e reforza a confianza na institución.</text:p>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Header_20_and_20_Footer" style:display-name="Header and Footer" style:family="paragraph" style:parent-style-name="Standard" style:default-outline-level="2" style:list-style-name="" style:class="extra" style:master-page-name="">
      <style:paragraph-properties style:page-number="auto" text:number-lines="tru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style style:name="MT1" style:family="text">
      <style:text-properties officeooo:rsid="0036346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h text:style-name="Header" text:outline-level="2"/>
      </style:header>
      <style:header-first>
        <text:h text:style-name="Header" text:outline-level="2"/>
      </style:header-first>
      <style:footer>
        <text:h text:style-name="MP1" text:outline-level="2"><text:bookmark-start text:name="Copia de __RefHeading___Toc2953_2431497268 1"/><text:date style:data-style-name="N36" text:date-value="2025-12-12T09:35:15.994112030">12/12/2025</text:date><text:tab/><text:tab/><text:span text:style-name="MT1">Pax. </text:span><text:span text:style-name="MT1"><text:page-number text:select-page="current">15</text:page-number></text:span><text:span text:style-name="MT1"><text:s/>de </text:span><text:span text:style-name="MT1"><text:page-count>15</text:page-count></text:span><text:bookmark-end text:name="Copia de __RefHeading___Toc2953_2431497268 1"/></text:h>
      </style:footer>
      <style:footer-left>
        <text:h text:style-name="MP1" text:outline-level="2"><text:bookmark-start text:name="Copia de Copia de __RefHeading___Toc2953_2431497268 1 1"/><text:date style:data-style-name="N36" text:date-value="2025-12-12T09:35:15.994588541">12/12/2025</text:date><text:tab/><text:tab/><text:span text:style-name="MT1">Pax. </text:span><text:span text:style-name="MT1"><text:page-number text:select-page="current">14</text:page-number></text:span><text:span text:style-name="MT1"><text:s/>de </text:span><text:span text:style-name="MT1"><text:page-count>15</text:page-count></text:span><text:bookmark-end text:name="Copia de Copia de __RefHeading___Toc2953_2431497268 1 1"/></text:h>
      </style:footer-left>
      <style:footer-first>
        <text:h text:style-name="MP2" text:outline-level="2"/>
      </style:footer-firs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0T10:57:09.974052400</meta:creation-date>
    <dc:date>2025-12-12T09:35:15.894586600</dc:date>
    <meta:editing-duration>PT1H48M26S</meta:editing-duration>
    <meta:editing-cycles>15</meta:editing-cycles>
    <meta:generator>LibreOffice/25.2.7.2$Windows_X86_64 LibreOffice_project/5cbfd1ab6520636bb5f7b99185aa69bd7456825d</meta:generator>
    <meta:document-statistic meta:table-count="1" meta:image-count="0" meta:object-count="0" meta:page-count="15" meta:paragraph-count="242" meta:word-count="1660" meta:character-count="11217" meta:non-whitespace-character-count="9869"/>
  </office:meta>
</office:document-meta>
</file>